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55.74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fce4"/>
    </style:style>
  </office:automatic-styles>
  <office:body>
    <office:spreadsheet>
      <table:calculation-settings table:automatic-find-labels="false" table:use-regular-expressions="false" table:use-wildcards="true"/>
      <table:table table:name="min_sepa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ax_binary_accuracy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D_exp8</text:p>
          </table:table-cell>
          <table:table-cell table:style-name="ce1" office:value-type="string" calcext:value-type="string">
            <text:p>13_D.v1.l1.ds1.l_combo0.ds_combo1.idays30.odays1</text:p>
          </table:table-cell>
          <table:table-cell table:style-name="ce1" office:value-type="float" office:value="0.951367795467377" calcext:value-type="float">
            <text:p>0.9513677954673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2:.E4])" office:value-type="float" office:value="0.926472723484039" calcext:value-type="float">
            <text:p>0.926472723484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0.ds_combo3.idays30.odays7</text:p>
          </table:table-cell>
          <table:table-cell table:style-name="ce1" office:value-type="float" office:value="0.922275304794312" calcext:value-type="float">
            <text:p>0.9222753047943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_D_exp32</text:p>
          </table:table-cell>
          <table:table-cell table:style-name="ce1" office:value-type="string" calcext:value-type="string">
            <text:p>13_D.v1.l1.ds1.l_combo0.ds_combo4.idays30.odays1</text:p>
          </table:table-cell>
          <table:table-cell table:style-name="ce1" office:value-type="float" office:value="0.90577507019043" calcext:value-type="float">
            <text:p>0.905775070190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_D_exp32</text:p>
          </table:table-cell>
          <table:table-cell office:value-type="string" calcext:value-type="string">
            <text:p>13_D.v1.l1.ds1.l_combo1.ds_combo1.idays30.odays1</text:p>
          </table:table-cell>
          <table:table-cell office:value-type="float" office:value="0.943113744258881" calcext:value-type="float">
            <text:p>0.9431137442588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E5:.E7])" office:value-type="float" office:value="0.91211744149526" calcext:value-type="float">
            <text:p>0.91211744149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_I_exp8</text:p>
          </table:table-cell>
          <table:table-cell office:value-type="string" calcext:value-type="string">
            <text:p>13_I.v1.l1.ds1.l_combo1.ds_combo3.idays60.odays7</text:p>
          </table:table-cell>
          <table:table-cell office:value-type="float" office:value="0.909577310085297" calcext:value-type="float">
            <text:p>0.9095773100852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_D_exp64</text:p>
          </table:table-cell>
          <table:table-cell office:value-type="string" calcext:value-type="string">
            <text:p>13_D.v1.l1.ds1.l_combo1.ds_combo4.idays30.odays7</text:p>
          </table:table-cell>
          <table:table-cell office:value-type="float" office:value="0.883661270141602" calcext:value-type="float">
            <text:p>0.8836612701416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2.ds_combo1.idays30.odays1</text:p>
          </table:table-cell>
          <table:table-cell table:style-name="ce1" office:value-type="float" office:value="0.951219499111176" calcext:value-type="float">
            <text:p>0.9512194991111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8:.E10])" office:value-type="float" office:value="0.937590499718984" calcext:value-type="float">
            <text:p>0.9375904997189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_D_exp32</text:p>
          </table:table-cell>
          <table:table-cell table:style-name="ce1" office:value-type="string" calcext:value-type="string">
            <text:p>13_D.v1.l1.ds1.l_combo2.ds_combo3.idays60.odays7</text:p>
          </table:table-cell>
          <table:table-cell table:style-name="ce1" office:value-type="float" office:value="0.924603164196014" calcext:value-type="float">
            <text:p>0.924603164196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2.ds_combo4.idays60.odays7</text:p>
          </table:table-cell>
          <table:table-cell table:style-name="ce1" office:value-type="float" office:value="0.936948835849762" calcext:value-type="float">
            <text:p>0.9369488358497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D_exp8</text:p>
          </table:table-cell>
          <table:table-cell office:value-type="string" calcext:value-type="string">
            <text:p>13_D.v1.l1.ds1.l_combo3.ds_combo1.idays60.odays7</text:p>
          </table:table-cell>
          <table:table-cell office:value-type="float" office:value="0.926870763301849" calcext:value-type="float">
            <text:p>0.9268707633018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E11:.E13])" office:value-type="float" office:value="0.914540827274323" calcext:value-type="float">
            <text:p>0.91454082727432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3_I_exp64</text:p>
          </table:table-cell>
          <table:table-cell office:value-type="string" calcext:value-type="string">
            <text:p>13_I.v1.l1.ds1.l_combo3.ds_combo3.idays60.odays7</text:p>
          </table:table-cell>
          <table:table-cell office:value-type="float" office:value="0.934523820877075" calcext:value-type="float">
            <text:p>0.9345238208770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_D_exp32</text:p>
          </table:table-cell>
          <table:table-cell office:value-type="string" calcext:value-type="string">
            <text:p>13_D.v1.l1.ds1.l_combo3.ds_combo4.idays60.odays7</text:p>
          </table:table-cell>
          <table:table-cell office:value-type="float" office:value="0.882227897644043" calcext:value-type="float">
            <text:p>0.8822278976440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I_exp32</text:p>
          </table:table-cell>
          <table:table-cell table:style-name="ce1" office:value-type="string" calcext:value-type="string">
            <text:p>13_I.v1.l1.ds1.l_combo4.ds_combo1.idays30.odays1</text:p>
          </table:table-cell>
          <table:table-cell table:style-name="ce1" office:value-type="float" office:value="0.911242604255676" calcext:value-type="float">
            <text:p>0.9112426042556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14:.E16])" office:value-type="float" office:value="0.894792318344116" calcext:value-type="float">
            <text:p>0.894792318344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4.ds_combo3.idays60.odays7</text:p>
          </table:table-cell>
          <table:table-cell table:style-name="ce1" office:value-type="float" office:value="0.895948827266693" calcext:value-type="float">
            <text:p>0.89594882726669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4.ds_combo4.idays60.odays7</text:p>
          </table:table-cell>
          <table:table-cell table:style-name="ce1" office:value-type="float" office:value="0.877185523509979" calcext:value-type="float">
            <text:p>0.8771855235099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D_exp8</text:p>
          </table:table-cell>
          <table:table-cell office:value-type="string" calcext:value-type="string">
            <text:p>13_D.v1.l1.ds1.l_combo5.ds_combo1.idays60.odays1</text:p>
          </table:table-cell>
          <table:table-cell office:value-type="float" office:value="0.952380955219269" calcext:value-type="float">
            <text:p>0.9523809552192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E17:.E19])" office:value-type="float" office:value="0.941670179367065" calcext:value-type="float">
            <text:p>0.9416701793670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_I_exp8</text:p>
          </table:table-cell>
          <table:table-cell office:value-type="string" calcext:value-type="string">
            <text:p>13_I.v1.l1.ds1.l_combo5.ds_combo3.idays30.odays1</text:p>
          </table:table-cell>
          <table:table-cell office:value-type="float" office:value="0.932153403759003" calcext:value-type="float">
            <text:p>0.932153403759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_D_exp8</text:p>
          </table:table-cell>
          <table:table-cell office:value-type="string" calcext:value-type="string">
            <text:p>13_D.v1.l1.ds1.l_combo5.ds_combo4.idays60.odays1</text:p>
          </table:table-cell>
          <table:table-cell office:value-type="float" office:value="0.940476179122925" calcext:value-type="float">
            <text:p>0.9404761791229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6.ds_combo1.idays30.odays1</text:p>
          </table:table-cell>
          <table:table-cell table:style-name="ce1" office:value-type="float" office:value="0.929411768913269" calcext:value-type="float">
            <text:p>0.92941176891326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20])" office:value-type="float" office:value="0.929411768913269" calcext:value-type="float">
            <text:p>0.9294117689132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D_exp32</text:p>
          </table:table-cell>
          <table:table-cell office:value-type="string" calcext:value-type="string">
            <text:p>13_D.v1.l1.ds1.l_combo7.ds_combo1.idays60.odays1</text:p>
          </table:table-cell>
          <table:table-cell office:value-type="float" office:value="0.923076927661896" calcext:value-type="float">
            <text:p>0.9230769276618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E21:.E23])" office:value-type="float" office:value="0.890476206938426" calcext:value-type="float">
            <text:p>0.8904762069384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_D_exp64</text:p>
          </table:table-cell>
          <table:table-cell office:value-type="string" calcext:value-type="string">
            <text:p>13_D.v1.l1.ds1.l_combo7.ds_combo3.idays60.odays7</text:p>
          </table:table-cell>
          <table:table-cell office:value-type="float" office:value="0.893956065177918" calcext:value-type="float">
            <text:p>0.8939560651779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_D_exp32</text:p>
          </table:table-cell>
          <table:table-cell office:value-type="string" calcext:value-type="string">
            <text:p>13_D.v1.l1.ds1.l_combo7.ds_combo4.idays60.odays7</text:p>
          </table:table-cell>
          <table:table-cell office:value-type="float" office:value="0.854395627975464" calcext:value-type="float">
            <text:p>0.8543956279754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8.ds_combo1.idays30.odays1</text:p>
          </table:table-cell>
          <table:table-cell table:style-name="ce1" office:value-type="float" office:value="0.928571403026581" calcext:value-type="float">
            <text:p>0.92857140302658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24:.E26])" office:value-type="float" office:value="0.914668182531993" calcext:value-type="float">
            <text:p>0.9146681825319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_I_exp32</text:p>
          </table:table-cell>
          <table:table-cell table:style-name="ce1" office:value-type="string" calcext:value-type="string">
            <text:p>13_I.v1.l1.ds1.l_combo8.ds_combo3.idays60.odays7</text:p>
          </table:table-cell>
          <table:table-cell table:style-name="ce1" office:value-type="float" office:value="0.902167856693268" calcext:value-type="float">
            <text:p>0.9021678566932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8.ds_combo4.idays30.odays7</text:p>
          </table:table-cell>
          <table:table-cell table:style-name="ce1" office:value-type="float" office:value="0.913265287876129" calcext:value-type="float">
            <text:p>0.9132652878761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I_exp64</text:p>
          </table:table-cell>
          <table:table-cell office:value-type="string" calcext:value-type="string">
            <text:p>13_I.v1.l1.ds1.l_combo9.ds_combo1.idays30.odays1</text:p>
          </table:table-cell>
          <table:table-cell office:value-type="float" office:value="0.914454281330108" calcext:value-type="float">
            <text:p>0.9144542813301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AVERAGE([.E27:.E29])" office:value-type="float" office:value="0.89704426129659" calcext:value-type="float">
            <text:p>0.897044261296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_D_exp64</text:p>
          </table:table-cell>
          <table:table-cell office:value-type="string" calcext:value-type="string">
            <text:p>13_D.v1.l1.ds1.l_combo9.ds_combo3.idays60.odays7</text:p>
          </table:table-cell>
          <table:table-cell office:value-type="float" office:value="0.892749905586243" calcext:value-type="float">
            <text:p>0.8927499055862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_D_exp64</text:p>
          </table:table-cell>
          <table:table-cell office:value-type="string" calcext:value-type="string">
            <text:p>13_D.v1.l1.ds1.l_combo9.ds_combo4.idays30.odays7</text:p>
          </table:table-cell>
          <table:table-cell office:value-type="float" office:value="0.883928596973419" calcext:value-type="float">
            <text:p>0.8839285969734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D_exp32</text:p>
          </table:table-cell>
          <table:table-cell table:style-name="ce1" office:value-type="string" calcext:value-type="string">
            <text:p>13_D.v1.l1.ds1.l_combo10.ds_combo1.idays60.odays1</text:p>
          </table:table-cell>
          <table:table-cell table:style-name="ce1" office:value-type="float" office:value="0.911764681339264" calcext:value-type="float">
            <text:p>0.9117646813392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30:.E32])" office:value-type="float" office:value="0.900146126747131" calcext:value-type="float">
            <text:p>0.9001461267471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_D_exp8</text:p>
          </table:table-cell>
          <table:table-cell table:style-name="ce1" office:value-type="string" calcext:value-type="string">
            <text:p>13_D.v1.l1.ds1.l_combo10.ds_combo3.idays30.odays1</text:p>
          </table:table-cell>
          <table:table-cell table:style-name="ce1" office:value-type="float" office:value="0.903381645679474" calcext:value-type="float">
            <text:p>0.9033816456794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_I_exp64</text:p>
          </table:table-cell>
          <table:table-cell table:style-name="ce1" office:value-type="string" calcext:value-type="string">
            <text:p>13_I.v1.l1.ds1.l_combo10.ds_combo4.idays60.odays7</text:p>
          </table:table-cell>
          <table:table-cell table:style-name="ce1" office:value-type="float" office:value="0.885292053222656" calcext:value-type="float">
            <text:p>0.8852920532226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D_exp64</text:p>
          </table:table-cell>
          <table:table-cell office:value-type="string" calcext:value-type="string">
            <text:p>13_D.v1.l1.ds1.l_combo11.ds_combo1.idays30.odays1</text:p>
          </table:table-cell>
          <table:table-cell office:value-type="float" office:value="0.948553025722504" calcext:value-type="float">
            <text:p>0.9485530257225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E33:.E35])" office:value-type="float" office:value="0.904191195964813" calcext:value-type="float">
            <text:p>0.9041911959648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_D_exp8</text:p>
          </table:table-cell>
          <table:table-cell office:value-type="string" calcext:value-type="string">
            <text:p>13_D.v1.l1.ds1.l_combo11.ds_combo3.idays30.odays1</text:p>
          </table:table-cell>
          <table:table-cell office:value-type="float" office:value="0.893890678882599" calcext:value-type="float">
            <text:p>0.8938906788825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_I_exp64</text:p>
          </table:table-cell>
          <table:table-cell office:value-type="string" calcext:value-type="string">
            <text:p>13_I.v1.l1.ds1.l_combo11.ds_combo4.idays60.odays1</text:p>
          </table:table-cell>
          <table:table-cell office:value-type="float" office:value="0.870129883289337" calcext:value-type="float">
            <text:p>0.870129883289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12.ds_combo1.idays60.odays1</text:p>
          </table:table-cell>
          <table:table-cell table:style-name="ce1" office:value-type="float" office:value="0.93154764175415" calcext:value-type="float">
            <text:p>0.931547641754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36:.E38])" office:value-type="float" office:value="0.911623617013296" calcext:value-type="float">
            <text:p>0.9116236170132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12.ds_combo3.idays30.odays7</text:p>
          </table:table-cell>
          <table:table-cell table:style-name="ce1" office:value-type="float" office:value="0.914623856544495" calcext:value-type="float">
            <text:p>0.91462385654449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12.ds_combo4.idays60.odays7</text:p>
          </table:table-cell>
          <table:table-cell table:style-name="ce1" office:value-type="float" office:value="0.888699352741241" calcext:value-type="float">
            <text:p>0.8886993527412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D_exp8</text:p>
          </table:table-cell>
          <table:table-cell office:value-type="string" calcext:value-type="string">
            <text:p>13_D.v1.l1.ds1.l_combo13.ds_combo1.idays30.odays1</text:p>
          </table:table-cell>
          <table:table-cell office:value-type="float" office:value="0.926035523414612" calcext:value-type="float">
            <text:p>0.9260355234146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E39:.E41])" office:value-type="float" office:value="0.905275404453278" calcext:value-type="float">
            <text:p>0.9052754044532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_D_exp64</text:p>
          </table:table-cell>
          <table:table-cell office:value-type="string" calcext:value-type="string">
            <text:p>13_D.v1.l1.ds1.l_combo13.ds_combo3.idays30.odays7</text:p>
          </table:table-cell>
          <table:table-cell office:value-type="float" office:value="0.901944220066071" calcext:value-type="float">
            <text:p>0.90194422006607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_D_exp32</text:p>
          </table:table-cell>
          <table:table-cell office:value-type="string" calcext:value-type="string">
            <text:p>13_D.v1.l1.ds1.l_combo13.ds_combo4.idays60.odays7</text:p>
          </table:table-cell>
          <table:table-cell office:value-type="float" office:value="0.88784646987915" calcext:value-type="float">
            <text:p>0.887846469879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14.ds_combo1.idays30.odays1</text:p>
          </table:table-cell>
          <table:table-cell table:style-name="ce1" office:value-type="float" office:value="0.932153403759003" calcext:value-type="float">
            <text:p>0.9321534037590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42:.E44])" office:value-type="float" office:value="0.911697308222453" calcext:value-type="float">
            <text:p>0.9116973082224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14.ds_combo3.idays30.odays1</text:p>
          </table:table-cell>
          <table:table-cell table:style-name="ce1" office:value-type="float" office:value="0.896755158901215" calcext:value-type="float">
            <text:p>0.8967551589012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_D_exp64</text:p>
          </table:table-cell>
          <table:table-cell table:style-name="ce1" office:value-type="string" calcext:value-type="string">
            <text:p>13_D.v1.l1.ds1.l_combo14.ds_combo4.idays60.odays7</text:p>
          </table:table-cell>
          <table:table-cell table:style-name="ce1" office:value-type="float" office:value="0.906183362007141" calcext:value-type="float">
            <text:p>0.9061833620071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table:formula="of:=AVERAGE([.H1:.H44])" office:value-type="float" office:value="0.912781204117669" calcext:value-type="float">
            <text:p>0.91278120411766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5"/>
          <table:table-cell table:formula="of:=MIN([.E2:.E44])" office:value-type="float" office:value="0.854395627975464" calcext:value-type="float">
            <text:p>0.854395627975464</text:p>
          </table:table-cell>
          <table:table-cell table:formula="of:=MAX([.E2:.E44])" office:value-type="float" office:value="0.952380955219269" calcext:value-type="float">
            <text:p>0.9523809552192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5:21:54.365258425</dc:date>
    <meta:editing-duration>PT4M5S</meta:editing-duration>
    <meta:editing-cycles>1</meta:editing-cycles>
    <meta:document-statistic meta:table-count="1" meta:cell-count="328" meta:object-count="0"/>
    <meta:generator>LibreOffice/6.0.7.3$Linux_X86_64 LibreOffice_project/00m0$Build-3</meta:generator>
  </office:meta>
</office:document-meta>
</file>